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3.665cm" table:align="left"/>
    </style:style>
    <style:style style:name="Tabella1.A" style:family="table-column">
      <style:table-column-properties style:column-width="8.46cm"/>
    </style:style>
    <style:style style:name="Tabella1.B" style:family="table-column">
      <style:table-column-properties style:column-width="5.205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18bd7b"/>
    </style:style>
    <style:style style:name="P2" style:family="paragraph" style:parent-style-name="Standard">
      <style:text-properties officeooo:rsid="0018bd7b" officeooo:paragraph-rsid="0018bd7b"/>
    </style:style>
    <style:style style:name="P3" style:family="paragraph" style:parent-style-name="Standard">
      <style:text-properties officeooo:rsid="0018bd7b" officeooo:paragraph-rsid="001a236e"/>
    </style:style>
    <style:style style:name="P4" style:family="paragraph" style:parent-style-name="Standard">
      <style:text-properties officeooo:rsid="001a236e" officeooo:paragraph-rsid="001a236e"/>
    </style:style>
    <style:style style:name="P5" style:family="paragraph" style:parent-style-name="Standard">
      <style:text-properties officeooo:rsid="001a236e" officeooo:paragraph-rsid="001bc600"/>
    </style:style>
    <style:style style:name="P6" style:family="paragraph" style:parent-style-name="Standard">
      <style:text-properties officeooo:rsid="001bc600" officeooo:paragraph-rsid="001bc600"/>
    </style:style>
    <style:style style:name="P7" style:family="paragraph" style:parent-style-name="Standard">
      <style:text-properties officeooo:rsid="001bc600" officeooo:paragraph-rsid="001c3774"/>
    </style:style>
    <style:style style:name="P8" style:family="paragraph" style:parent-style-name="Text_20_body">
      <style:text-properties officeooo:rsid="0018bd7b" officeooo:paragraph-rsid="0018bd7b"/>
    </style:style>
    <style:style style:name="T1" style:family="text">
      <style:text-properties fo:font-size="7pt"/>
    </style:style>
    <style:style style:name="T2" style:family="text">
      <style:text-properties officeooo:rsid="0018bd7b"/>
    </style:style>
    <style:style style:name="T3" style:family="text">
      <style:text-properties fo:font-size="9pt"/>
    </style:style>
    <style:style style:name="T4" style:family="text">
      <style:text-properties officeooo:rsid="001b3e7e"/>
    </style:style>
    <style:style style:name="T5" style:family="text">
      <style:text-properties fo:font-size="12pt"/>
    </style:style>
    <style:style style:name="T6" style:family="text">
      <style:text-properties officeooo:rsid="001c37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6">Ziehl-Nielsen coloring</text:span></text:p>
      <text:p text:style-name="P7"/>
      <text:p text:style-name="P7"><text:span text:style-name="T6">1) Stretch out, dry, fix.</text:span></text:p>
      <text:p text:style-name="P7"><text:span text:style-name="T6">2) fenicated fuxin (mother alcohol solution of fuchsin ml</text:span></text:p>
      <text:p text:style-name="P7"><text:span text:style-name="T6">10, phenolic acid 5% ml 90) hot up to the emission of</text:span></text:p>
      <text:p text:style-name="P7"><text:span text:style-name="T6">first vapors, repeat after 3-4 '. Discard the dye</text:span></text:p>
      <text:p text:style-name="P7"><text:span text:style-name="T6">after 5-7 'from the first heating;</text:span></text:p>
      <text:p text:style-name="P7"><text:span text:style-name="T6">3) wash with spring water;</text:span></text:p>
      <text:p text:style-name="P7"><text:span text:style-name="T6">4) bleach with alcohol-acid solution (hydrochloric acid)</text:span></text:p>
      <text:p text:style-name="P7"><text:span text:style-name="T6">concentrated ml 3, ethanol 95 ° ml 97) until observed</text:span></text:p>
      <text:p text:style-name="P7"><text:span text:style-name="T6">color assignment;</text:span></text:p>
      <text:p text:style-name="P7"><text:span text:style-name="T6">5) wash with spring water;</text:span></text:p>
      <text:p text:style-name="P7"><text:span text:style-name="T6">6) contrast coloration (methylene blue 3% or blue)</text:span></text:p>
      <text:p text:style-name="P7"><text:span text:style-name="T6">of Löffler [alcoholic solution of methylene bleu mother ml</text:span></text:p>
      <text:p text:style-name="P7"><text:span text:style-name="T6">30, aqueous solution of KOH at 1% ml 1, distilled water</text:span></text:p>
      <text:p text:style-name="P7"><text:span text:style-name="T6">ml 99]) for 2-3 '.</text:span></text:p>
      <text:p text:style-name="P7"><text:span text:style-name="T6">7) Wash and dry.</text:span></text:p>
      <text:p text:style-name="P7"/>
      <text:p text:style-name="P7"><text:span text:style-name="T6">Acid-resistant germs are colored red while</text:span></text:p>
      <text:p text:style-name="P7"><text:span text:style-name="T6">those non-acid resistant in blue.</text:span><text:line-break/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Table_20_Contents"/>
          </table:table-cell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Table_20_Contents"/>
          </table:table-cell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Table_20_Contents"/>
          </table:table-cell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Table_20_Contents"/>
          </table:table-cell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Table_20_Contents"/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29S</meta:editing-duration>
    <meta:editing-cycles>7</meta:editing-cycles>
    <meta:generator>LibreOffice/5.0.2.2$Windows_x86 LibreOffice_project/37b43f919e4de5eeaca9b9755ed688758a8251fe</meta:generator>
    <dc:date>2019-03-26T03:24:49.105000000</dc:date>
    <meta:document-statistic meta:table-count="1" meta:image-count="0" meta:object-count="0" meta:page-count="1" meta:paragraph-count="19" meta:word-count="120" meta:character-count="692" meta:non-whitespace-character-count="588"/>
    <meta:user-defined meta:name="Info 1"/>
    <meta:user-defined meta:name="Info 2"/>
    <meta:user-defined meta:name="Info 3"/>
    <meta:user-defined meta:name="Info 4"/>
  </office:meta>
</office:document-meta>
</file>